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7"/>KAS-201 TECHNICAL COMMUNICATION IMP.QUESTIONS</text:span><text:span text:style-name="T1"> <text:s/></text:span></text:p>
      <text:p text:style-name="Standard"><text:span text:style-name="T1"><text:s text:c="49"/></text:span><text:span text:style-name="T2">UNIT-1</text:span><text:span text:style-name="T4"> <text:s text:c="5"/></text:span><text:span text:style-name="T2"><text:s text:c="98"/></text:span></text:p>
      <text:p text:style-name="Standard"><text:span text:style-name="T1">Q.1 “</text:span><text:span text:style-name="T3">Language as a tool of communication” Justify the statement.</text:span></text:p>
      <text:p text:style-name="Standard"><text:span text:style-name="T3">Q.2 Define Technical communication with examples.</text:span></text:p>
      <text:p text:style-name="Standard"><text:span text:style-name="T3">Q.3 what do you mean by Deductive and Inductive method of writing?</text:span></text:p>
      <text:p text:style-name="Standard"><text:span text:style-name="T3">Q.4 what is flow of communication? Explain in details.</text:span></text:p>
      <text:p text:style-name="Standard"><text:span text:style-name="T3"><text:s text:c="40"/></text:span><text:span text:style-name="T4">UNIT-2</text:span></text:p>
      <text:p text:style-name="Standard"><text:span text:style-name="T3">Q.5 what do you mean by Deductive and Inductive method of writing?</text:span></text:p>
      <text:p text:style-name="Standard"><text:span text:style-name="T3">Q.5 what is Thesis writing? Describe its structure and importance of thesis writing.</text:span></text:p>
      <text:p text:style-name="Standard"><text:span text:style-name="T3">Q.6 Explain about Synopsis writing with examples.</text:span></text:p>
      <text:p text:style-name="Standard"><text:span text:style-name="T3">Q.7 Explain about Technical Expert Lecture, its theme and clarity also.</text:span></text:p>
      <text:p text:style-name="Standard"><text:span text:style-name="T3">Q.8 What do you mean by 7Cs of effective business writing.?</text:span></text:p>
      <text:p text:style-name="Standard"><text:span text:style-name="T3">Q.9 what do you mean by Technical Proposal? Explain its types and structure.</text:span></text:p>
      <text:p text:style-name="Standard"><text:span text:style-name="T3"><text:s text:c="41"/></text:span><text:span text:style-name="T4">UNIT-3</text:span></text:p>
      <text:p text:style-name="Standard"><text:span text:style-name="T3">Q.10 what is Public Speaking? Explain its method and techniques also.</text:span></text:p>
      <text:p text:style-name="Standard"><text:span text:style-name="T3">Q.11 Explain about Overcoming Stage Fear in details.</text:span></text:p>
      <text:p text:style-name="Standard"><text:span text:style-name="T3">Q.12 Describe the Classroom Presentation, its style and methods also.</text:span></text:p>
      <text:p text:style-name="Standard"><text:span text:style-name="T4"><text:s text:c="41"/>UNIT-4</text:span></text:p>
      <text:p text:style-name="Standard"><text:span text:style-name="T3">Q.13 what is Group discussion? Explain its objective and methods also.</text:span></text:p>
      <text:p text:style-name="Standard"><text:span text:style-name="T3">Q.14 what is Socio-linguistic Competence and strategic competence?</text:span></text:p>
      <text:p text:style-name="Standard"><text:span text:style-name="T3">Q.15 Explain about Critical Thinking, Seminar and Emphasis in details.</text:span></text:p>
      <text:p text:style-name="Standard"><text:span text:style-name="T4"><text:s text:c="46"/>UNIT-5</text:span></text:p>
      <text:p text:style-name="Standard"><text:soft-page-break/><text:span text:style-name="T3">Q.16 what is Stimulus and Response theory in technical communication?</text:span></text:p>
      <text:p text:style-name="Standard"><text:span text:style-name="T3">Q.17 Explain about Rising and Falling tone in details.</text:span></text:p>
      <text:p text:style-name="Standard"><text:span text:style-name="T3">Q.18 Write a short note on the following-</text:span></text:p>
      <text:p text:style-name="Standard"><text:span text:style-name="T3"><text:s text:c="10"/>i) EMPATHY ii) LEADERSHIP iii) CONSIDERATENESS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lit lit</dc:creator>
    <meta:editing-cycles>9</meta:editing-cycles>
    <meta:creation-date>2023-02-03T05:39:00</meta:creation-date>
    <dc:date>2023-02-03T12:07:03.13</dc:date>
    <meta:editing-duration>PT57S</meta:editing-duration>
    <meta:generator>OpenOffice/4.1.13$Win32 OpenOffice.org_project/4113m1$Build-9810</meta:generator>
    <meta:document-statistic meta:table-count="0" meta:image-count="0" meta:object-count="0" meta:page-count="2" meta:paragraph-count="26" meta:word-count="204" meta:character-count="16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